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9847in" style:use-optimal-column-width="false"/>
    </style:style>
    <style:style style:name="TableColumn3" style:family="table-column">
      <style:table-column-properties style:column-width="0.9673in" style:use-optimal-column-width="false"/>
    </style:style>
    <style:style style:name="TableColumn4" style:family="table-column">
      <style:table-column-properties style:column-width="1.3868in" style:use-optimal-column-width="false"/>
    </style:style>
    <style:style style:name="TableColumn5" style:family="table-column">
      <style:table-column-properties style:column-width="0.6569in" style:use-optimal-column-width="false"/>
    </style:style>
    <style:style style:name="TableColumn6" style:family="table-column">
      <style:table-column-properties style:column-width="1.4034in" style:use-optimal-column-width="false"/>
    </style:style>
    <style:style style:name="TableColumn7" style:family="table-column">
      <style:table-column-properties style:column-width="0.6666in" style:use-optimal-column-width="false"/>
    </style:style>
    <style:style style:name="Table1" style:family="table" style:master-page-name="MP0">
      <style:table-properties style:width="6.0659in" fo:margin-left="-0.079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none" fo:border-bottom="0.0104in solid #FFFFFF" fo:border-right="none" fo:background-color="#9E3A38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color="#FFFFFF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28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color="#000000"/>
    </style:style>
    <style:style style:name="TableCell30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2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color="#000000"/>
    </style:style>
    <style:style style:name="TableCell3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6" style:family="table-cell">
      <style:table-cell-properties fo:border="0.0104in solid #FFFFFF" fo:background-color="#CCCCCC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1" style:family="table-cell">
      <style:table-cell-properties fo:border="0.0104in solid #FFFFFF" fo:background-color="#E6E6E6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bottom="0in" fo:line-height="100%"/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6" style:family="table-cell">
      <style:table-cell-properties fo:border="0.0104in solid #FFFFFF" fo:background-color="#CCCCCC" fo:padding-top="0in" fo:padding-left="0.075in" fo:padding-bottom="0in" fo:padding-right="0.075in"/>
    </style:style>
    <style:style style:name="P47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48" style:parent-style-name="ParágrafodaLista" style:list-style-name="WW8Num5" style:family="paragraph">
      <style:paragraph-properties fo:margin-bottom="0in" fo:line-height="100%"/>
    </style:style>
    <style:style style:name="T49" style:parent-style-name="Fonteparág.padrão" style:family="text">
      <style:text-properties fo:color="#000000"/>
    </style:style>
    <style:style style:name="T50" style:parent-style-name="Fonteparág.padrão" style:family="text">
      <style:text-properties fo:color="#000000"/>
    </style:style>
    <style:style style:name="P51" style:parent-style-name="ParágrafodaLista" style:list-style-name="WW8Num5" style:family="paragraph">
      <style:paragraph-properties fo:margin-bottom="0in" fo:line-height="100%"/>
    </style:style>
    <style:style style:name="T52" style:parent-style-name="Fonteparág.padrão" style:family="text">
      <style:text-properties fo:color="#000000"/>
    </style:style>
    <style:style style:name="P53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54" style:parent-style-name="ParágrafodaLista" style:list-style-name="WW8Num5" style:family="paragraph">
      <style:paragraph-properties fo:margin-bottom="0in" fo:line-height="100%"/>
    </style:style>
    <style:style style:name="T55" style:parent-style-name="Fonteparág.padrão" style:family="text">
      <style:text-properties fo:color="#000000"/>
    </style:style>
    <style:style style:name="P56" style:parent-style-name="ParágrafodaLista" style:list-style-name="WW8Num5" style:family="paragraph">
      <style:paragraph-properties fo:margin-bottom="0in" fo:line-height="100%"/>
    </style:style>
    <style:style style:name="T57" style:parent-style-name="Fonteparág.padrão" style:family="text">
      <style:text-properties fo:color="#000000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61" style:family="table-cell">
      <style:table-cell-properties fo:border="0.0104in solid #FFFFFF" fo:background-color="#E6E6E6" fo:padding-top="0in" fo:padding-left="0.075in" fo:padding-bottom="0in" fo:padding-right="0.075in"/>
    </style:style>
    <style:style style:name="P62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3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4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5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6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7" style:parent-style-name="ParágrafodaLista" style:list-style-name="WW8Num3" style:family="paragraph"/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 fo:color="#000000"/>
    </style:style>
    <style:style style:name="P70" style:parent-style-name="Standard" style:family="paragraph">
      <style:paragraph-properties fo:margin-left="0.2416in">
        <style:tab-stops>
          <style:tab-stop style:type="left" style:position="2.8312in"/>
        </style:tab-stops>
      </style:paragraph-properties>
    </style:style>
    <style:style style:name="T7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margin-left="0.2416in">
        <style:tab-stops/>
      </style:paragraph-properties>
    </style:style>
    <style:style style:name="T7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4" style:parent-style-name="ParágrafodaLista" style:list-style-name="WW8Num3" style:family="paragraph"/>
    <style:style style:name="T75" style:parent-style-name="Fonteparág.padrão" style:family="text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 fo:color="#000000"/>
    </style:style>
    <style:style style:name="P77" style:parent-style-name="Standard" style:family="paragraph">
      <style:paragraph-properties fo:margin-left="0.2416in">
        <style:tab-stops/>
      </style:paragraph-properties>
    </style:style>
    <style:style style:name="T7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left="0.2416in">
        <style:tab-stops/>
      </style:paragraph-properties>
    </style:style>
    <style:style style:name="T8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1" style:parent-style-name="ParágrafodaLista" style:list-style-name="WW8Num3" style:family="paragraph"/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font-weight="bold" style:font-weight-asian="bold" fo:color="#000000"/>
    </style:style>
    <style:style style:name="P84" style:parent-style-name="Standard" style:family="paragraph">
      <style:paragraph-properties fo:margin-left="0.2416in">
        <style:tab-stops/>
      </style:paragraph-properties>
    </style:style>
    <style:style style:name="T8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margin-left="0.2416in">
        <style:tab-stops/>
      </style:paragraph-properties>
    </style:style>
    <style:style style:name="T8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margin-left="0.2416in">
        <style:tab-stops/>
      </style:paragraph-properties>
    </style:style>
    <style:style style:name="P89" style:parent-style-name="Standard" style:list-style-name="WW8Num3" style:family="paragraph">
      <style:text-properties fo:font-weight="bold" style:font-weight-asian="bold"/>
    </style:style>
    <style:style style:name="P90" style:parent-style-name="Standard" style:list-style-name="WW8Num3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ATA DE REUNIÃO – SPRINT 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30/01/2016</text:p>
          </table:table-cell>
          <table:table-cell table:style-name="TableCell30">
            <text:p text:style-name="P31">Horário de Início</text:p>
          </table:table-cell>
          <table:table-cell table:style-name="TableCell32">
            <text:p text:style-name="P33">08:00</text:p>
          </table:table-cell>
          <table:table-cell table:style-name="TableCell34">
            <text:p text:style-name="P35">Horário de Término</text:p>
          </table:table-cell>
          <table:table-cell table:style-name="TableCell36">
            <text:p text:style-name="P37">12:00</text:p>
          </table:table-cell>
        </table:table-row>
        <table:table-row table:style-name="TableRow38">
          <table:table-cell table:style-name="TableCell39">
            <text:p text:style-name="P40">Local</text:p>
          </table:table-cell>
          <table:table-cell table:style-name="TableCell41" table:number-columns-spanned="5">
            <text:p text:style-name="P42">Instituto de Informática – UFG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Participantes</text:p>
          </table:table-cell>
          <table:table-cell table:style-name="TableCell46" table:number-columns-spanned="5">
            <text:list text:style-name="WW8Num5" text:continue-numbering="true">
              <text:list-item>
                <text:p text:style-name="P47">Pedro Victor – Development Team</text:p>
              </text:list-item>
              <text:list-item>
                <text:p text:style-name="P48"><text:span text:style-name="T49">Guilherme<text:s/></text:span><text:span text:style-name="T50">Caixeta – Scrum Master e Product Owner</text:span></text:p>
              </text:list-item>
              <text:list-item>
                <text:p text:style-name="P51"><text:span text:style-name="T52">João Henrique – Development Team</text:span></text:p>
              </text:list-item>
              <text:list-item>
                <text:p text:style-name="P53">Lucas Vinicios – Development Team</text:p>
              </text:list-item>
              <text:list-item>
                <text:p text:style-name="P54"><text:span text:style-name="T55">Gabriel Barbosa – Development Team e Product Owner</text:span></text:p>
              </text:list-item>
              <text:list-item>
                <text:p text:style-name="P56"><text:span text:style-name="T57">Igor Queiroz – Development Team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Pauta</text:p>
          </table:table-cell>
          <table:table-cell table:style-name="TableCell61" table:number-columns-spanned="5">
            <text:list text:style-name="WW8Num1" text:continue-numbering="true">
              <text:list-item>
                <text:p text:style-name="P62">Cronograma do Projeto</text:p>
              </text:list-item>
              <text:list-item>
                <text:p text:style-name="P63">Atividades de Cada Data de Entrega</text:p>
              </text:list-item>
              <text:list-item>
                <text:p text:style-name="P64">Distribuição de Tarefas</text:p>
              </text:list-item>
              <text:list-item>
                <text:p text:style-name="P65">Atualização da Equipe</text:p>
              </text:list-item>
              <text:list-item>
                <text:p text:style-name="P66">Aprovação da Gerencia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list text:style-name="WW8Num3">
        <text:list-item text:start-value="1">
          <text:p text:style-name="P67"><text:span text:style-name="T68">Discussões do assunto “</text:span><text:span text:style-name="T69">Cronograma do Projeto”</text:span></text:p>
        </text:list-item>
      </text:list>
      <text:p text:style-name="P70"><text:span text:style-name="T71">Decisão</text:span>: Foi decido que seriam feitas três Sprints e que em cada Sprint seria entregue partes do Projeto Final, que evoluiria gradativamente ao longo das entregas.</text:p>
      <text:p text:style-name="P72"><text:span text:style-name="T73">Compromissos</text:span>: A<text:s/>Equipe se comprometeu que ao longo da semana seriam realizados todas as tarefas programadas para a Sprint 1.</text:p>
      <text:p text:style-name="Standard"/>
      <text:list text:style-name="WW8Num3" text:continue-numbering="true">
        <text:list-item>
          <text:p text:style-name="P74"><text:span text:style-name="T75">Discussões do assunto “</text:span><text:span text:style-name="T76">Atividades de Cada Data de Entrega”</text:span></text:p>
        </text:list-item>
      </text:list>
      <text:p text:style-name="P77"><text:span text:style-name="T78">Decisão</text:span>: Foi decido também que na Sprint 1 seria entregue somente o Template de cada<text:s/>documento que teria que ser preenchido posteriormente.</text:p>
      <text:p text:style-name="P79"><text:span text:style-name="T80">Compromissos</text:span>: A Equipe se comprometeu a cumprir as datas de entrega decididas na reunião.</text:p>
      <text:p text:style-name="Standard"/>
      <text:list text:style-name="WW8Num3" text:continue-numbering="true">
        <text:list-item>
          <text:p text:style-name="P81"><text:span text:style-name="T82">Discussões do assunto “</text:span><text:span text:style-name="T83">Distribuição de Tarefas, Atividades e Papeis”</text:span></text:p>
        </text:list-item>
      </text:list>
      <text:p text:style-name="P84"><text:span text:style-name="T85">Decisão</text:span>: Cada componente da equipe ficou<text:s/>responsável por parte da documentação, qual área de maturidade e quais atiidades serão exevutadas, divididos entre as áreas que contemplam GPR, GRE e GQA e GCO.</text:p>
      <text:p text:style-name="P86"><text:span text:style-name="T87">Compromissos</text:span>: Cada Tarefa foi aceita pelo seu respectivo responsável, aprovando logo em seguida<text:s/>a criação do Documento GPR – Cronograma e Atividades Detalhadas.</text:p>
      <text:p text:style-name="P88"/>
      <text:p text:style-name="Standard"/>
      <text:soft-page-break/>
      <text:list text:style-name="WW8Num3" text:continue-numbering="true">
        <text:list-item>
          <text:p text:style-name="P89">Atualização da Equipe</text:p>
        </text:list-item>
      </text:list>
      <text:p text:style-name="Standard">Toda reunião é passado para a equipe de desenvolvimento atualizações no Plano de Gerenciamento de Processo e Projetos, no Plano de Projeto, no Plano de Requisitos, no Plano de Gerencia de Qualidade, no Plano de Gerencia de Configuração, no Plano de Comunicação, e em outros artefatos alterados na sprint anterior.</text:p>
      <text:list text:style-name="WW8Num3" text:continue-numbering="true">
        <text:list-item>
          <text:p text:style-name="P90">Aprovação da Gerencia</text:p>
        </text:list-item>
      </text:list>
      <text:p text:style-name="Standard">Toda Reunião é feito um levantamento entre os gerentes do projeto para apurar se os<text:s/>resultados do processo são revisto<text:s/>para fornecer visibilidade sobre a sua situação na organização.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/>
      <style:text-properties fo:hyphenate="false"/>
    </style:style>
    <style:style style:name="Footer" style:display-name="Footer" style:family="paragraph" style:parent-style-name="Standard">
      <style:paragraph-properties fo:margin-bottom="0in" fo:line-height="100%"/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 fo:color="#000000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HeaderChar" style:display-name="Header Char" style:family="text" style:parent-style-name="Fonteparág.padrão"/>
    <style:style style:name="FooterChar" style:display-name="Footer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Symbol" style:font-name-complex="Symbol" fo: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 fo:color="#000000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 fo:color="#000000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12" style:family="table-column">
      <style:table-column-properties style:column-width="2.9527in" style:use-optimal-column-width="false"/>
    </style:style>
    <style:style style:name="TableColumn13" style:family="table-column">
      <style:table-column-properties style:column-width="2.9527in" style:use-optimal-column-width="false"/>
    </style:style>
    <style:style style:name="Table11" style:family="table">
      <style:table-properties style:width="5.9055in" fo:margin-left="0.031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P24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Ata de Reunião 1 – SisComp</text:p>
            </table:table-cell>
            <table:table-cell table:style-name="TableCell17">
              <text:p text:style-name="P18">Responsável: Pedro Victor</text:p>
            </table:table-cell>
          </table:table-row>
          <table:table-row table:style-name="TableRow19">
            <table:table-cell table:style-name="TableCell20">
              <text:p text:style-name="P21">Organização: Team</text:p>
            </table:table-cell>
            <table:table-cell table:style-name="TableCell22">
              <text:p text:style-name="P23">Data: 31/01/2016</text:p>
            </table:table-cell>
          </table:table-row>
        </table:table>
        <text:p text:style-name="P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HDD</meta:initial-creator>
    <dc:creator>note</dc:creator>
    <meta:creation-date>2011-09-27T16:29:00Z</meta:creation-date>
    <dc:date>2016-02-14T19:30:00Z</dc:date>
    <meta:template xlink:href="Normal" xlink:type="simple"/>
    <meta:editing-cycles>2</meta:editing-cycles>
    <meta:editing-duration>PT720S</meta:editing-duration>
    <meta:document-statistic meta:page-count="2" meta:paragraph-count="4" meta:word-count="330" meta:character-count="2109" meta:row-count="14" meta:non-whitespace-character-count="1783"/>
  </office:meta>
</office:document-meta>
</file>